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fo:font-weight="bold" officeooo:rsid="0005105f" officeooo:paragraph-rsid="0005105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" fo:font-size="12pt" fo:font-weight="bold" officeooo:rsid="0005105f" officeooo:paragraph-rsid="000583b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" fo:font-size="12pt" officeooo:rsid="0005105f" officeooo:paragraph-rsid="0005105f" style:font-size-asian="12pt" style:font-size-complex="12pt"/>
    </style:style>
    <style:style style:name="P4" style:family="paragraph" style:parent-style-name="Standard">
      <style:text-properties style:font-name="DejaVu Sans" fo:font-size="12pt" officeooo:rsid="0005f361" officeooo:paragraph-rsid="0005f361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nk – Just Give Me A Reason</text:p>
      <text:p text:style-name="P3"/>
      <text:p text:style-name="P3">No Capo || Tuning: EADGBe (standard)</text:p>
      <text:p text:style-name="P3"/>
      <text:p text:style-name="P3">G <text:s text:c="2"/>320033 <text:s text:c="5"/>D <text:s text:c="4"/>xx0232</text:p>
      <text:p text:style-name="P3">C <text:s text:c="2"/>x32010 <text:s text:c="5"/>Dsus2 xx0233</text:p>
      <text:p text:style-name="P3">Em <text:s/>022000 <text:s text:c="5"/>F#/D <text:s/>2x0233</text:p>
      <text:p text:style-name="P3">A <text:s text:c="2"/>x02220 <text:s text:c="5"/>Bm <text:s text:c="3"/>x24432</text:p>
      <text:p text:style-name="P3"/>
      <text:p text:style-name="P3">[Intro]</text:p>
      <text:p text:style-name="P3">e|-0002---5--2---3---0----------|-----------|</text:p>
      <text:p text:style-name="P3">B|-00032-----3-3-3---1-------3~-|-----------|</text:p>
      <text:p text:style-name="P3">G|-00022-----2---0-0-0---0---2~-|-----------|</text:p>
      <text:p text:style-name="P3">D|-22202-----0---0---2---0---0~-|-----------|</text:p>
      <text:p text:style-name="P3">A|-222-0---------2---3---2------|-2-5-2p0---|</text:p>
      <text:p text:style-name="P3">E|-000-----------3-------3------|-3-------3-|</text:p>
      <text:p text:style-name="P3"/>
      <text:p text:style-name="P3">[Verse I]</text:p>
      <text:p text:style-name="P3">G <text:s text:c="13"/></text:p>
      <text:p text:style-name="P3"><text:s/>Right from the start</text:p>
      <text:p text:style-name="P3"><text:s text:c="13"/>C <text:s text:c="15"/>Em</text:p>
      <text:p text:style-name="P3">You were a thief you stole my heart</text:p>
      <text:p text:style-name="P3"><text:s text:c="4"/>C <text:s text:c="17"/>G</text:p>
      <text:p text:style-name="P3">And I your willing victim</text:p>
      <text:p text:style-name="P3"><text:s text:c="2"/>G <text:s text:c="31"/>C <text:s text:c="17"/>Em</text:p>
      <text:p text:style-name="P3">I let you see the parts of me that weren't all that pretty</text:p>
      <text:p text:style-name="P3"><text:s text:c="9"/>C <text:s text:c="20"/>G </text:p>
      <text:p text:style-name="P3">And with every touch you fixed them</text:p>
      <text:p text:style-name="P3"><text:s text:c="4"/>Em <text:s text:c="17"/>A <text:s text:c="8"/>D <text:s text:c="3"/>G <text:s/>D</text:p>
      <text:p text:style-name="P3">Now you've been talking in your sleep <text:s/>oh oh</text:p>
      <text:p text:style-name="P3">Em <text:s text:c="14"/>A <text:s text:c="5"/>D <text:s text:c="2"/>G <text:s/>D</text:p>
      <text:p text:style-name="P3">Things you never say to me <text:s/>oh oh </text:p>
      <text:p text:style-name="P3">Em <text:s text:c="17"/>A <text:s text:c="3"/>D <text:s text:c="5"/>G <text:s text:c="5"/>C <text:s text:c="4"/>G <text:s text:c="2"/>Dsus2 D</text:p>
      <text:p text:style-name="P3">Tell me that you've had enough, of our love, our love</text:p>
      <text:p text:style-name="P3"/>
      <text:p text:style-name="P3">[Chorus]</text:p>
      <text:p text:style-name="P3">*The chords for "Broken just bent" parts are optional, if you</text:p>
      <text:p text:style-name="P3"><text:s/>can't switch chords that quick, just play the bass notes.</text:p>
      <text:p text:style-name="P3"><text:s/>If you're still having trouble, just remove the Em, D, C and</text:p>
      <text:p text:style-name="P3"><text:s/>just play the chorus with G, F#/D, Em, Bm</text:p>
      <text:p text:style-name="P3"/>
      <text:p text:style-name="P3">G <text:s text:c="28"/>F#/D</text:p>
      <text:p text:style-name="P3">Just give me a reason just a little bit's enough</text:p>
      <text:p text:style-name="P3"><text:s text:c="8"/>Em <text:s text:c="14"/>Em <text:s/>D <text:s text:c="2"/>C <text:s text:c="3"/>Bm</text:p>
      <text:p text:style-name="P3">Just a second we're not bro--ken just bent</text:p>
      <text:p text:style-name="P3"><text:s text:c="12"/>D <text:s text:c="13"/>G</text:p>
      <text:p text:style-name="P3">And we can learn to love again</text:p>
      <text:p text:style-name="P3"><text:s text:c="29"/>F#/D <text:s text:c="23"/>Em</text:p>
      <text:p text:style-name="P3">It's in the stars, It's been written in the scars on our hearts</text:p>
      <text:p text:style-name="P3"><text:s text:c="11"/>Em <text:s/>D <text:s text:c="2"/>C <text:s text:c="3"/>Bm</text:p>
      <text:p text:style-name="P3">We're not bro--ken just bent</text:p>
      <text:p text:style-name="P3"><text:s text:c="12"/>D <text:s text:c="13"/>G</text:p>
      <text:p text:style-name="P3"><text:soft-page-break/>And we can learn to love again</text:p>
      <text:p text:style-name="P3"/>
      <text:p text:style-name="P3">[Verse II]</text:p>
      <text:p text:style-name="P3"><text:s text:c="4"/>G <text:s text:c="28"/>C <text:s text:c="14"/>Em</text:p>
      <text:p text:style-name="P3">Im sorry I don't understand where all of this is coming from</text:p>
      <text:p text:style-name="P3"><text:s text:c="2"/>C <text:s text:c="20"/>G</text:p>
      <text:p text:style-name="P3">I thought that we were fine (Oh we had everything)</text:p>
      <text:p text:style-name="P3"><text:s text:c="5"/>G <text:s text:c="29"/>C <text:s text:c="17"/>Em</text:p>
      <text:p text:style-name="P3">Your head is running wild again, my dear we still have everything</text:p>
      <text:p text:style-name="P3"><text:s text:c="4"/>C <text:s text:c="15"/>G</text:p>
      <text:p text:style-name="P3">And its all in your mind (Yeah but this is happening)</text:p>
      <text:p text:style-name="P3">Em <text:s text:c="16"/>A <text:s text:c="7"/>D <text:s text:c="6"/>G <text:s/>D</text:p>
      <text:p text:style-name="P3">You've been having real bad dreams <text:s/>Oh oh</text:p>
      <text:p text:style-name="P3"><text:s text:c="4"/>Em <text:s text:c="12"/>A <text:s text:c="7"/>D <text:s text:c="2"/>G <text:s/>D</text:p>
      <text:p text:style-name="P3">You used to lie so close to me <text:s/>Oh oh</text:p>
      <text:p text:style-name="P3"><text:s text:c="8"/>Em <text:s text:c="15"/>A <text:s text:c="4"/>D</text:p>
      <text:p text:style-name="P3">There's nothing more than empty sheets</text:p>
      <text:p text:style-name="P3"><text:s text:c="2"/>G <text:s text:c="8"/>C <text:s text:c="4"/>G <text:s text:c="2"/>F#/D <text:s text:c="8"/>C <text:s text:c="4"/>G <text:s text:c="2"/>D</text:p>
      <text:p text:style-name="P3">Between our love, our love, oh our love, our love</text:p>
      <text:p text:style-name="P3"/>
      <text:p text:style-name="P3">[Chorus]</text:p>
      <text:p text:style-name="P3">G <text:s text:c="28"/>F#/D</text:p>
      <text:p text:style-name="P3">Just give me a reason just a little bit's enough</text:p>
      <text:p text:style-name="P3"><text:s text:c="8"/>Em <text:s text:c="14"/>Em <text:s/>D <text:s text:c="2"/>C <text:s text:c="3"/>Bm</text:p>
      <text:p text:style-name="P3">Just a second we're not bro--ken just bent</text:p>
      <text:p text:style-name="P3"><text:s text:c="12"/>D <text:s text:c="13"/>G</text:p>
      <text:p text:style-name="P3">And we can learn to love again</text:p>
      <text:p text:style-name="P3"><text:s text:c="28"/>F#/D <text:s text:c="22"/>Em</text:p>
      <text:p text:style-name="P3">I never stopped, it's still written in the scars on my heart</text:p>
      <text:p text:style-name="P3"><text:s text:c="12"/>Em <text:s/>D <text:s text:c="2"/>C <text:s text:c="3"/>Bm</text:p>
      <text:p text:style-name="P3">you're not bro--ken just bent</text:p>
      <text:p text:style-name="P3"><text:s text:c="12"/>D <text:s text:c="13"/>Em</text:p>
      <text:p text:style-name="P3">And we can learn to love again</text:p>
      <text:p text:style-name="P3"/>
      <text:p text:style-name="P3">[Bridge]</text:p>
      <text:p text:style-name="P3">*Once again, "Em D C" is optional</text:p>
      <text:p text:style-name="P3">*Some chords are repeated to help with timing</text:p>
      <text:p text:style-name="P3">Em Em <text:s text:c="2"/>D <text:s text:c="4"/>C <text:s text:c="2"/>Bm</text:p>
      <text:p text:style-name="P3">Oh tear ducts and rust</text:p>
      <text:p text:style-name="P3"><text:s text:c="16"/>C</text:p>
      <text:p text:style-name="P3">I'll fix it for us</text:p>
      <text:p text:style-name="P3"><text:s text:c="17"/>D <text:s text:c="24"/>Em</text:p>
      <text:p text:style-name="P3">We're collecting dust but our love's enough</text:p>
      <text:p text:style-name="P3">Em <text:s text:c="4"/>Em <text:s/>D <text:s text:c="2"/>C <text:s/>Bm <text:s text:c="20"/>C</text:p>
      <text:p text:style-name="P3">You're holding it in, You're pouring a drink</text:p>
      <text:p text:style-name="P3">C <text:s text:c="15"/>D <text:s text:c="5"/>Dsus <text:s text:c="7"/>(Pause)</text:p>
      <text:p text:style-name="P3">No nothing is as bad as it seems... We'll come clean</text:p>
      <text:p text:style-name="P3"/>
      <text:p text:style-name="P3">[Chorus] *Single strum or plucking</text:p>
      <text:p text:style-name="P3">G <text:s text:c="28"/>F#/D</text:p>
      <text:p text:style-name="P3">Just give me a reason just a little bit's enough</text:p>
      <text:p text:style-name="P3"><text:s text:c="8"/>Em <text:s text:c="14"/>Em <text:s/>D <text:s text:c="2"/>C <text:s text:c="3"/>Bm</text:p>
      <text:p text:style-name="P3"><text:soft-page-break/>Just a second we're not bro--ken just bent</text:p>
      <text:p text:style-name="P3"><text:s text:c="12"/>D <text:s text:c="13"/>G</text:p>
      <text:p text:style-name="P3">And we can learn to love again</text:p>
      <text:p text:style-name="P3"><text:s text:c="29"/>F#/D <text:s text:c="23"/>Em</text:p>
      <text:p text:style-name="P3">It's in the stars, It's been written in the scars on our hearts</text:p>
      <text:p text:style-name="P3"><text:s text:c="11"/>Em <text:s/>D <text:s text:c="2"/>C <text:s text:c="3"/>Bm</text:p>
      <text:p text:style-name="P3">We're not bro--ken just bent</text:p>
      <text:p text:style-name="P3"><text:s text:c="13"/>D <text:s text:c="12"/>G</text:p>
      <text:p text:style-name="P3">And we can learn to love again</text:p>
      <text:p text:style-name="P3"/>
      <text:p text:style-name="P3">[Last Chorus]</text:p>
      <text:p text:style-name="P3">G <text:s text:c="28"/>F#/D</text:p>
      <text:p text:style-name="P3">Just give me a reason just a little bit's enough</text:p>
      <text:p text:style-name="P3"><text:s text:c="8"/>Em <text:s text:c="14"/>Em <text:s/>D <text:s text:c="2"/>C <text:s text:c="3"/>Bm</text:p>
      <text:p text:style-name="P3">Just a second we're not bro--ken just bent</text:p>
      <text:p text:style-name="P3"><text:s text:c="12"/>D <text:s text:c="13"/>G</text:p>
      <text:p text:style-name="P3">And we can learn to love again</text:p>
      <text:p text:style-name="P3"><text:s text:c="29"/>F#/D <text:s text:c="23"/>Em</text:p>
      <text:p text:style-name="P3">It's in the stars, It's been written in the scars on our hearts</text:p>
      <text:p text:style-name="P3"><text:s text:c="11"/>Em <text:s/>D <text:s text:c="2"/>C <text:s text:c="3"/>Bm</text:p>
      <text:p text:style-name="P3">We're not bro--ken just bent</text:p>
      <text:p text:style-name="P3"><text:s text:c="12"/>D <text:s text:c="13"/>G</text:p>
      <text:p text:style-name="P3">And we can learn to love again</text:p>
      <text:p text:style-name="P3"/>
      <text:p text:style-name="P3">*Same as chorus</text:p>
      <text:p text:style-name="P3">G <text:s text:c="3"/>F#/D <text:s text:c="23"/>Em</text:p>
      <text:p text:style-name="P3"><text:s text:c="2"/>ooohhh <text:s/>we can learn to love again</text:p>
      <text:p text:style-name="P3">Em <text:s/>D <text:s/>C <text:s/>Bm <text:s text:c="8"/>D <text:s text:c="13"/>G <text:s text:c="3"/>F#/D <text:s text:c="3"/>Em</text:p>
      <text:p text:style-name="P3"><text:s text:c="4"/>ooooohh <text:s/>we can learn to love again <text:s text:c="6"/>ohh</text:p>
      <text:p text:style-name="P3">Em <text:s text:c="13"/>Em <text:s/>D <text:s text:c="2"/>C <text:s text:c="3"/>Bm <text:s text:c="15"/>D <text:s text:c="12"/>G</text:p>
      <text:p text:style-name="P3">That we're not bro--ken just bent and we can learn to love again</text:p>
      <text:p text:style-name="P3"/>
      <text:p text:style-name="P3">*Same as intro</text:p>
      <text:p text:style-name="P3"/>
      <text:p text:style-name="P3"/>
      <text:p text:style-name="P3"/>
      <text:p text:style-name="P2">Passenger - Let Her Go</text:p>
      <text:p text:style-name="P3"><text:line-break/>CAPO 3-7</text:p>
      <text:p text:style-name="P3"/>
      <text:p text:style-name="P3">Chorus</text:p>
      <text:p text:style-name="P3"><text:s/><text:tab/>F <text:tab/>C </text:p>
      <text:p text:style-name="P3">Well you only need the<text:tab/> light when it s burning<text:tab/> low</text:p>
      <text:p text:style-name="P3"><text:s/><text:tab/>G <text:tab/>Am </text:p>
      <text:p text:style-name="P3">Only miss the<text:tab/> sun when it starts to <text:tab/>snow</text:p>
      <text:p text:style-name="P3"><text:s/><text:tab/>F <text:tab/>C <text:tab/>G </text:p>
      <text:p text:style-name="P3">Only know you - <text:tab/>r love her when you let her <text:tab/>go</text:p>
      <text:p text:style-name="P3"><text:s/><text:tab/>F <text:tab/>C </text:p>
      <text:p text:style-name="P3">Only know you ve been<text:tab/> high when you re feeling<text:tab/> low</text:p>
      <text:p text:style-name="P3"><text:s/><text:tab/>G <text:tab/>Am </text:p>
      <text:p text:style-name="P3">Only hate the<text:tab/> road when you re missin <text:tab/> home</text:p>
      <text:p text:style-name="P3"><text:s/><text:tab/>F <text:tab/>C </text:p>
      <text:p text:style-name="P3"><text:soft-page-break/>Only know your<text:tab/> love her when you ve let <text:tab/>her go</text:p>
      <text:p text:style-name="P3">G </text:p>
      <text:p text:style-name="P3"><text:s text:c="2"/>And you let her go</text:p>
      <text:p text:style-name="P3"/>
      <text:p text:style-name="P3">Am F G Em</text:p>
      <text:p text:style-name="P3">Am F G</text:p>
      <text:p text:style-name="P3"/>
      <text:p text:style-name="P3">Am <text:tab/>F </text:p>
      <text:p text:style-name="P3">Staring at the bottom of your <text:tab/>glass.</text:p>
      <text:p text:style-name="P3"><text:s text:c="2"/>G <text:tab/> <text:s/>Em</text:p>
      <text:p text:style-name="P3">Hoping one day you will make a<text:tab/> dream last</text:p>
      <text:p text:style-name="P3"><text:s/><text:tab/>Am <text:tab/>F <text:tab/>G </text:p>
      <text:p text:style-name="P3">The dreams com - <text:tab/>e slow and goes s - <text:tab/>o fast</text:p>
      <text:p text:style-name="P3"><text:s/><text:tab/>Am <text:tab/>F </text:p>
      <text:p text:style-name="P3">You<text:tab/> see her when you close your<text:tab/> eyes</text:p>
      <text:p text:style-name="P3"><text:s/><text:tab/>G <text:tab/>Em </text:p>
      <text:p text:style-name="P3">Maybe<text:tab/> one day you will understand<text:tab/> why</text:p>
      <text:p text:style-name="P3"><text:s/><text:tab/>Am <text:tab/>F <text:tab/>G </text:p>
      <text:p text:style-name="P3">Everything you<text:tab/> touch all it<text:tab/> dies</text:p>
      <text:p text:style-name="P3">Chorus</text:p>
      <text:p text:style-name="P3">Am <text:tab/>F </text:p>
      <text:p text:style-name="P3">Staring at the ceiling in the <text:tab/>dark</text:p>
      <text:p text:style-name="P3"><text:s/><text:tab/>G <text:tab/>Em </text:p>
      <text:p text:style-name="P3">Same old<text:tab/> empty feeling in your<text:tab/> heart</text:p>
      <text:p text:style-name="P3"><text:s/><text:tab/>Am <text:tab/>F <text:tab/>G </text:p>
      <text:p text:style-name="P3">Love comes<text:tab/> slow and it goes s - <text:tab/>o fast</text:p>
      <text:p text:style-name="P3"><text:s/><text:tab/>Am <text:tab/>F </text:p>
      <text:p text:style-name="P3">Well you<text:tab/> see her when you fall a - <text:tab/>sleep</text:p>
      <text:p text:style-name="P3"><text:s/><text:tab/>G <text:tab/>Em </text:p>
      <text:p text:style-name="P3">But to never to<text:tab/> touch and never to<text:tab/> keep</text:p>
      <text:p text:style-name="P3"><text:s/><text:tab/>Am </text:p>
      <text:p text:style-name="P3">Because you loved her to<text:tab/> much</text:p>
      <text:p text:style-name="P3"><text:s/><text:tab/>F <text:tab/>G </text:p>
      <text:p text:style-name="P3">And you dive too<text:tab/> deep</text:p>
      <text:p text:style-name="P3">Chorus</text:p>
      <text:p text:style-name="P3"><text:s/><text:tab/>Am </text:p>
      <text:p text:style-name="P3">And you let her <text:tab/>go</text:p>
      <text:p text:style-name="P3"><text:s/><text:tab/>F <text:tab/>G </text:p>
      <text:p text:style-name="P3">Ooooo<text:tab/> ooooo<text:tab/> oooooo</text:p>
      <text:p text:style-name="P3"><text:s/><text:tab/>Am </text:p>
      <text:p text:style-name="P3">And you let her<text:tab/> go</text:p>
      <text:p text:style-name="P3"><text:s/><text:tab/>F <text:tab/>G </text:p>
      <text:p text:style-name="P3">Ooooooo <text:tab/>ooooo <text:tab/>ooooo</text:p>
      <text:p text:style-name="P3"><text:s/><text:tab/>Am <text:tab/>F <text:tab/>G <text:tab/>Em </text:p>
      <text:p text:style-name="P3">And you let her<text:tab/> go</text:p>
      <text:p text:style-name="P3">Am F G</text:p>
      <text:p text:style-name="P3">Chorus</text:p>
      <text:p text:style-name="P3"><text:s/><text:tab/>F <text:tab/>C </text:p>
      <text:p text:style-name="P3">Well you only need the <text:tab/>light when it s burning <text:tab/>low</text:p>
      <text:p text:style-name="P3"><text:s/><text:tab/>G <text:tab/>Am </text:p>
      <text:p text:style-name="P3">Only miss the <text:tab/>sun when it s starts to <text:tab/>snow</text:p>
      <text:p text:style-name="P3"><text:s/><text:tab/>F <text:tab/>C <text:tab/>G </text:p>
      <text:p text:style-name="P3"><text:soft-page-break/>Only know your <text:tab/>love her when you let her go</text:p>
      <text:p text:style-name="P3"><text:s/><text:tab/>F <text:tab/>C </text:p>
      <text:p text:style-name="P3">Only know you ve been <text:tab/>high when you re feeling <text:tab/>low</text:p>
      <text:p text:style-name="P3"><text:s/><text:tab/>G <text:tab/>Am </text:p>
      <text:p text:style-name="P3">Only hate the <text:tab/>road when you re missin <text:tab/>home</text:p>
      <text:p text:style-name="P3"><text:s/><text:tab/>F <text:tab/>C </text:p>
      <text:p text:style-name="P3">Only know your <text:tab/>love her when you ve let h - <text:tab/>er go</text:p>
      <text:p text:style-name="P3"><text:s/><text:tab/>G <text:tab/>Am </text:p>
      <text:p text:style-name="P3"><text:s text:c="2"/><text:tab/>And you let her go</text:p>
      <text:p text:style-name="P3"/>
      <text:p text:style-name="P3"/>
      <text:p text:style-name="P4">Jason Mraz - I'm Yours</text:p>
      <text:p text:style-name="P4">INTRO: G, D, Em, C</text:p>
      <text:p text:style-name="P4">G </text:p>
      <text:p text:style-name="P4">Well you done done me and I swear that you felt it,</text:p>
      <text:p text:style-name="P4">D</text:p>
      <text:p text:style-name="P4">tried to be chill but you're so hot that I melted</text:p>
      <text:p text:style-name="P4">EM C</text:p>
      <text:p text:style-name="P4">I fell right through the cracks, now I'm trying to get back</text:p>
      <text:p text:style-name="P4">G</text:p>
      <text:p text:style-name="P4">Before the cool done run out I'll be giving it my bestest</text:p>
      <text:p text:style-name="P4">D</text:p>
      <text:p text:style-name="P4">And nothing's going to stop me but divine intervention</text:p>
      <text:p text:style-name="P4">EM C</text:p>
      <text:p text:style-name="P4">I reckon it's again my turn to win some or learn some</text:p>
      <text:p text:style-name="P4">G D Em</text:p>
      <text:p text:style-name="P4">But I won't hesitate no more, no more</text:p>
      <text:p text:style-name="P4">C</text:p>
      <text:p text:style-name="P4">It cannot wait, I'm yours</text:p>
      <text:p text:style-name="P4">G D</text:p>
      <text:p text:style-name="P4">Well open up your mind and see like me</text:p>
      <text:p text:style-name="P4">Em</text:p>
      <text:p text:style-name="P4">Open up your plans and then you're free</text:p>
      <text:p text:style-name="P4">C</text:p>
      <text:p text:style-name="P4">Look into your heart and you'll find love love love love</text:p>
      <text:p text:style-name="P4">G D</text:p>
      <text:p text:style-name="P4">Listen to the music of the moment people, dance and sing</text:p>
      <text:p text:style-name="P4">Em</text:p>
      <text:p text:style-name="P4">We're just one big family</text:p>
      <text:p text:style-name="P4">C</text:p>
      <text:p text:style-name="P4">And it's our God-forsaken right to be loved loved loved loved loved</text:p>
      <text:p text:style-name="P4">G D Em</text:p>
      <text:p text:style-name="P4">So I won't hesitate no more, no more</text:p>
      <text:p text:style-name="P4">C</text:p>
      <text:p text:style-name="P4">It cannot wait, I'm sure</text:p>
      <text:p text:style-name="P4">G D</text:p>
      <text:p text:style-name="P4">There's no need to complicate, our time is short</text:p>
      <text:p text:style-name="P4">EM C</text:p>
      <text:p text:style-name="P4">This is our fate, I'm yours</text:p>
      <text:p text:style-name="P4">G D</text:p>
      <text:p text:style-name="P4">D-D-do do you, but do you, D-D-do</text:p>
      <text:p text:style-name="P4">EM</text:p>
      <text:p text:style-name="P4"><text:soft-page-break/>But do you want to come on</text:p>
      <text:p text:style-name="P4">C</text:p>
      <text:p text:style-name="P4">Scooch on over closer dear</text:p>
      <text:p text:style-name="P4">And I will nibble your ear</text:p>
      <text:p text:style-name="P4">G</text:p>
      <text:p text:style-name="P4">I've been spending way too long checking my tongue in the mirror</text:p>
      <text:p text:style-name="P4">D</text:p>
      <text:p text:style-name="P4">And bending over backwards just to try to see it clearer</text:p>
      <text:p text:style-name="P4">Em</text:p>
      <text:p text:style-name="P4">But my breath fogged up the glass</text:p>
      <text:p text:style-name="P4">C</text:p>
      <text:p text:style-name="P4">And so I drew a new face and I laughed</text:p>
      <text:p text:style-name="P4">G</text:p>
      <text:p text:style-name="P4">I guess what I be saying is there ain't no better reason</text:p>
      <text:p text:style-name="P4">D</text:p>
      <text:p text:style-name="P4">To rid yourself of vanities and just go with the seasons</text:p>
      <text:p text:style-name="P4">Em C</text:p>
      <text:p text:style-name="P4">It's what we aim to do, our name is our virtue</text:p>
      <text:p text:style-name="P4">G D Em</text:p>
      <text:p text:style-name="P4">But I won't hesitate no more, no more</text:p>
      <text:p text:style-name="P4">C</text:p>
      <text:p text:style-name="P4">It cannot wait, I'm yours</text:p>
      <text:p text:style-name="P4">G D</text:p>
      <text:p text:style-name="P4">Open up your mind and see like me</text:p>
      <text:p text:style-name="P4">Em</text:p>
      <text:p text:style-name="P4">Open up your plans and man you're free</text:p>
      <text:p text:style-name="P4">C</text:p>
      <text:p text:style-name="P4">Look into your heart and you'll find that the sky is yours</text:p>
      <text:p text:style-name="P4">G D</text:p>
      <text:p text:style-name="P4">There's no need to complicate</text:p>
      <text:p text:style-name="P4">Em</text:p>
      <text:p text:style-name="P4">'Cause our time is short</text:p>
      <text:p text:style-name="P4">C</text:p>
      <text:p text:style-name="P4">this is our fate</text:p>
      <text:p text:style-name="P4">I'm yo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6:58.280700550</meta:creation-date>
    <dc:date>2016-01-09T20:50:39.808283554</dc:date>
    <meta:editing-duration>PT18M30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6" meta:paragraph-count="273" meta:word-count="1452" meta:character-count="7810" meta:non-whitespace-character-count="5020"/>
  </office:meta>
</office:document-meta>
</file>